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0efd4"/>
      <style:text-properties fo:color="#000000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89c765"/>
    </style:style>
    <style:style style:name="ce6" style:family="table-cell" style:parent-style-name="Default">
      <style:table-cell-properties fo:background-color="#62a73b"/>
    </style:style>
    <style:style style:name="ce7" style:family="table-cell" style:parent-style-name="Default">
      <style:table-cell-properties fo:background-color="#579835"/>
    </style:style>
    <style:style style:name="ce8" style:family="table-cell" style:parent-style-name="Default">
      <style:table-cell-properties fo:background-color="#407927"/>
    </style:style>
    <style:style style:name="ce9" style:family="table-cell" style:parent-style-name="Default">
      <style:table-cell-properties fo:background-color="#2b511a"/>
    </style:style>
    <style:style style:name="ce10" style:family="table-cell" style:parent-style-name="Default">
      <style:table-cell-properties fo:background-color="#00381f"/>
    </style:style>
    <style:style style:name="ce11" style:family="table-cell" style:parent-style-name="Default">
      <style:table-cell-properties fo:background-color="#006c3b"/>
    </style:style>
    <style:style style:name="ce12" style:family="table-cell" style:parent-style-name="Default">
      <style:table-cell-properties fo:background-color="#00864b"/>
    </style:style>
    <style:style style:name="ce13" style:family="table-cell" style:parent-style-name="Default">
      <style:table-cell-properties fo:background-color="#009353"/>
    </style:style>
    <style:style style:name="ce14" style:family="table-cell" style:parent-style-name="Default">
      <style:table-cell-properties fo:background-color="#00b274"/>
    </style:style>
    <style:style style:name="ce15" style:family="table-cell" style:parent-style-name="Default">
      <style:table-cell-properties fo:background-color="#65c295"/>
    </style:style>
    <style:style style:name="ce16" style:family="table-cell" style:parent-style-name="Default">
      <style:table-cell-properties fo:background-color="#8ccfb7"/>
    </style:style>
    <style:style style:name="ce17" style:family="table-cell" style:parent-style-name="Default">
      <style:table-cell-properties fo:background-color="#bee3d3"/>
    </style:style>
    <style:style style:name="ce18" style:family="table-cell" style:parent-style-name="Default">
      <style:table-cell-properties fo:background-color="#bce4e5"/>
    </style:style>
    <style:style style:name="ce19" style:family="table-cell" style:parent-style-name="Default">
      <style:table-cell-properties fo:background-color="#87d1d1"/>
    </style:style>
    <style:style style:name="ce20" style:family="table-cell" style:parent-style-name="Default">
      <style:table-cell-properties fo:background-color="#59c5c7"/>
    </style:style>
    <style:style style:name="ce21" style:family="table-cell" style:parent-style-name="Default">
      <style:table-cell-properties fo:background-color="#00b6bd"/>
    </style:style>
    <style:style style:name="ce22" style:family="table-cell" style:parent-style-name="Default">
      <style:table-cell-properties fo:background-color="#009598"/>
    </style:style>
    <style:style style:name="ce23" style:family="table-cell" style:parent-style-name="Default">
      <style:table-cell-properties fo:background-color="#00888a"/>
    </style:style>
    <style:style style:name="ce24" style:family="table-cell" style:parent-style-name="Default">
      <style:table-cell-properties fo:background-color="#006d6f"/>
    </style:style>
    <style:style style:name="ce25" style:family="table-cell" style:parent-style-name="Default">
      <style:table-cell-properties fo:background-color="#003c3d"/>
    </style:style>
    <style:style style:name="ce26" style:family="table-cell" style:parent-style-name="Default">
      <style:table-cell-properties fo:background-color="#002342"/>
    </style:style>
    <style:style style:name="ce27" style:family="table-cell" style:parent-style-name="Default">
      <style:table-cell-properties fo:background-color="#003d73"/>
    </style:style>
    <style:style style:name="ce28" style:family="table-cell" style:parent-style-name="Default">
      <style:table-cell-properties fo:background-color="#00508f"/>
    </style:style>
    <style:style style:name="ce29" style:family="table-cell" style:parent-style-name="Default">
      <style:table-cell-properties fo:background-color="#00599d"/>
    </style:style>
    <style:style style:name="ce30" style:family="table-cell" style:parent-style-name="Default">
      <style:table-cell-properties fo:background-color="#1b75bc"/>
    </style:style>
    <style:style style:name="ce31" style:family="table-cell" style:parent-style-name="Default">
      <style:table-cell-properties fo:background-color="#5e8ac7"/>
    </style:style>
    <style:style style:name="ce32" style:family="table-cell" style:parent-style-name="Default">
      <style:table-cell-properties fo:background-color="#7da7d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ce1"/>
        <table:table-column table:style-name="co1" table:number-columns-repeated="26" table:default-cell-style-name="Default"/>
        <table:table-column table:style-name="co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7"/>
          <table:table-cell table:number-columns-repeated="8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7"/>
          <table:table-cell table:number-columns-repeated="8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4" table:formula="of:=INDIRECT(CONCATENATE([.AA1];[.AB1]))" office:value-type="string" office:string-value="" calcext:value-type="error">
            <text:p>#ADR!</text:p>
          </table:table-cell>
          <table:table-cell table:style-name="ce4" table:number-columns-repeated="18"/>
          <table:table-cell table:number-columns-repeated="8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5" table:number-columns-repeated="19"/>
          <table:table-cell table:number-columns-repeated="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6" table:number-columns-repeated="19"/>
          <table:table-cell table:number-columns-repeated="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7" table:number-columns-repeated="19"/>
          <table:table-cell table:number-columns-repeated="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style-name="ce8" table:number-columns-repeated="19"/>
          <table:table-cell table:number-columns-repeated="7"/>
          <table:table-cell office:value-type="string" calcext:value-type="string">
            <text:p>KOD(„T”)-64</text:p>
          </table:table-cell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style-name="ce9" table:number-columns-repeated="19"/>
          <table:table-cell table:number-columns-repeated="7"/>
          <table:table-cell office:value-type="string" calcext:value-type="string">
            <text:p>ZŁĄCZ.TEKST(AA1;AB7)</text:p>
          </table:table-cell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style-name="ce10" table:number-columns-repeated="19"/>
          <table:table-cell table:number-columns-repeated="7"/>
          <table:table-cell office:value-type="string" calcext:value-type="string">
            <text:p>ADR.POŚR(AB8)</text:p>
          </table:table-cell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style-name="ce11" table:number-columns-repeated="19"/>
          <table:table-cell table:number-columns-repeated="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style-name="ce12" table:number-columns-repeated="19"/>
          <table:table-cell table:number-columns-repeated="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style-name="ce13" table:number-columns-repeated="19"/>
          <table:table-cell table:number-columns-repeated="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style-name="ce14" table:number-columns-repeated="19"/>
          <table:table-cell table:number-columns-repeated="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style-name="ce15" table:number-columns-repeated="19"/>
          <table:table-cell table:number-columns-repeated="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style-name="ce16" table:number-columns-repeated="19"/>
          <table:table-cell table:number-columns-repeated="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style-name="ce17" table:number-columns-repeated="19"/>
          <table:table-cell table:number-columns-repeated="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style-name="ce18" table:number-columns-repeated="19"/>
          <table:table-cell table:number-columns-repeated="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style-name="ce19" table:number-columns-repeated="19"/>
          <table:table-cell table:number-columns-repeated="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style-name="ce20" table:number-columns-repeated="19"/>
          <table:table-cell table:number-columns-repeated="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style-name="ce21" table:number-columns-repeated="19"/>
          <table:table-cell table:number-columns-repeated="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style-name="ce22" table:number-columns-repeated="19"/>
          <table:table-cell table:number-columns-repeated="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style-name="ce23" table:number-columns-repeated="19"/>
          <table:table-cell table:number-columns-repeated="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style-name="ce24" table:number-columns-repeated="19"/>
          <table:table-cell table:number-columns-repeated="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style-name="ce25" table:number-columns-repeated="19"/>
          <table:table-cell table:number-columns-repeated="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style-name="ce26" table:number-columns-repeated="19"/>
          <table:table-cell table:number-columns-repeated="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style-name="ce27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28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29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30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31" table:number-columns-repeated="19"/>
          <table:table-cell table:number-columns-repeated="8"/>
        </table:table-row>
        <table:table-row table:style-name="ro1">
          <table:table-cell table:number-columns-repeated="26"/>
          <table:table-cell table:style-name="ce32" table:number-columns-repeated="19"/>
          <table:table-cell table:number-columns-repeated="8"/>
        </table:table-row>
        <table:table-row table:style-name="ro1" table:number-rows-repeated="298">
          <table:table-cell table:number-columns-repeated="53"/>
        </table:table-row>
        <table:table-row table:style-name="ro1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3:52.091347460</meta:creation-date>
    <dc:date>2018-02-26T12:35:06.974424843</dc:date>
    <meta:editing-duration>PT3S</meta:editing-duration>
    <meta:editing-cycles>1</meta:editing-cycles>
    <meta:document-statistic meta:table-count="1" meta:cell-count="704" meta:object-count="0"/>
    <meta:generator>LibreOffice/5.4.2.2$Linux_X86_64 LibreOffice_project/40m0$Build-2</meta:generator>
  </office:meta>
</office:document-meta>
</file>